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UML Class Diagram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- Basics of UML Class Diagrams</text:p>
            <text:p>- UML Class Diagram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ntroduction to UML Class Diagrams</text:p>
          </draw:text-box>
        </draw:frame>
        <draw:frame presentation:style-name="pr5" draw:text-style-name="P1" draw:layer="layout" svg:width="25.5cm" svg:height="13cm" svg:x="1cm" svg:y="5.2cm" presentation:class="outline" presentation:user-transformed="true">
          <draw:text-box>
            <text:list text:style-name="L3">
              <text:list-item>
                <text:p text:style-name="P1"><text:span text:style-name="T1">Definition:</text:span></text:p>
              </text:list-item>
              <text:list-item>
                <text:p text:style-name="P1"><text:span text:style-name="T2">UML (Unified Modeling Language) Class Diagrams represent the structure of a system using classes and their relationships.</text:span></text:p>
              </text:list-item>
              <text:list-item>
                <text:p text:style-name="P1"><text:span text:style-name="T1">Components:</text:span></text:p>
              </text:list-item>
              <text:list-item>
                <text:p text:style-name="P1"><text:span text:style-name="T2">Entities (Classes), Attributes, Relationships.</text:span></text:p>
              </text:list-item>
              <text:list-item>
                <text:p text:style-name="P1"><text:span text:style-name="T1">Purpose:</text:span></text:p>
              </text:list-item>
              <text:list-item>
                <text:p text:style-name="P1"><text:span text:style-name="T2">Visualize the static structure of a syst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3">UML Class Diagram Components</text:p>
              </text:list-item>
            </text:list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Entities (Classes):</text:p>
              </text:list-item>
              <text:list-item>
                <text:p><text:span text:style-name="T2">Represented as rectangles.</text:span></text:p>
              </text:list-item>
              <text:list-item>
                <text:p><text:span text:style-name="T1">Example</text:span><text:span text:style-name="T2">: User, Product, Order.</text:span></text:p>
              </text:list-item>
              <text:list-item>
                <text:p/>
              </text:list-item>
              <text:list-item>
                <text:p>Attributes:</text:p>
              </text:list-item>
              <text:list-item>
                <text:p><text:span text:style-name="T2">Properties or characteristics of classes.</text:span></text:p>
              </text:list-item>
              <text:list-item>
                <text:p>Example: <text:span text:style-name="T2">name, quantity, price.</text:span></text:p>
              </text:list-item>
              <text:list-item>
                <text:p/>
              </text:list-item>
              <text:list-item>
                <text:p>Relationships:</text:p>
              </text:list-item>
              <text:list-item>
                <text:p><text:span text:style-name="T2">Associations between classes.</text:span></text:p>
              </text:list-item>
              <text:list-item>
                <text:p>Example: <text:span text:style-name="T2">Aggregation, Composi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3">Sample UML Class Diagram</text:p>
              </text:list-item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agram Representation:</text:p>
              </text:list-item>
              <text:list-item>
                <text:p><text:span text:style-name="T2">Display a simple UML Class Diagram with entities, attributes, and relationships.</text:span></text:p>
              </text:list-item>
              <text:list-item>
                <text:p/>
              </text:list-item>
              <text:list-item>
                <text:p>Example Entities:</text:p>
              </text:list-item>
              <text:list-item>
                <text:p><text:span text:style-name="T2">Student, Course, Enrollment.</text:span></text:p>
              </text:list-item>
              <text:list-item>
                <text:p/>
              </text:list-item>
              <text:list-item>
                <text:p>Example Relationships:</text:p>
              </text:list-item>
              <text:list-item>
                <text:p><text:span text:style-name="T2">Aggregation between Student and Enrollment.</text:span></text:p>
              </text:list-item>
              <text:list-item>
                <text:p><text:span text:style-name="T2">Composition between Enrollment and Cours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3">API Design with UML Class Diagram</text:p>
              </text:list-item>
            </text:list>
          </draw:text-box>
        </draw:frame>
        <draw:frame presentation:style-name="pr5" draw:layer="layout" svg:width="25.5cm" svg:height="13cm" svg:x="0.9cm" svg:y="4.8cm" presentation:class="outline" presentation:user-transformed="true">
          <draw:text-box>
            <text:list text:style-name="L3">
              <text:list-item>
                <text:p>Scenario:</text:p>
              </text:list-item>
              <text:list-item>
                <text:p><text:span text:style-name="T2">Designing an API for a simple web service.</text:span></text:p>
              </text:list-item>
              <text:list-item>
                <text:p/>
              </text:list-item>
              <text:list-item>
                <text:p>Entities:</text:p>
              </text:list-item>
              <text:list-item>
                <text:p><text:span text:style-name="T2">User, Product, Order.</text:span></text:p>
              </text:list-item>
              <text:list-item>
                <text:p/>
              </text:list-item>
              <text:list-item>
                <text:p>Attributes:</text:p>
              </text:list-item>
              <text:list-item>
                <text:p>User attributes: <text:span text:style-name="T2">id, name, email.</text:span></text:p>
              </text:list-item>
              <text:list-item>
                <text:p>Product attributes: <text:span text:style-name="T2">id, name, price.</text:span></text:p>
              </text:list-item>
              <text:list-item>
                <text:p>Order attributes: <text:span text:style-name="T2">id, user, products.</text:span></text:p>
              </text:list-item>
              <text:list-item>
                <text:p/>
              </text:list-item>
              <text:list-item>
                <text:p>Relationships:</text:p>
              </text:list-item>
              <text:list-item>
                <text:p><text:span text:style-name="T2">Order has an aggregation relationship with User and </text:span><text:span text:style-name="T2">Product.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9T06:08:40.898814168</meta:creation-date>
    <meta:editing-duration>PT51M1S</meta:editing-duration>
    <meta:editing-cycles>19</meta:editing-cycles>
    <meta:generator>LibreOffice/6.4.7.2$Linux_X86_64 LibreOffice_project/40$Build-2</meta:generator>
    <dc:title>Alizarin</dc:title>
    <dc:date>2023-12-29T07:32:49.136872259</dc:date>
    <meta:document-statistic meta:object-count="57"/>
  </office:meta>
</office:document-meta>
</file>